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Heading_20_3" style:master-page-name="">
      <style:paragraph-properties fo:margin-left="0in" fo:margin-right="0in" fo:margin-top="0.1665in" fo:margin-bottom="0.0835in" fo:text-align="center" style:justify-single-word="false" fo:text-indent="-0.0102in" style:auto-text-indent="false" style:page-number="auto" fo:keep-with-next="always"/>
    </style:style>
    <style:style style:name="P3" style:family="paragraph" style:parent-style-name="Text_20_body">
      <style:paragraph-properties fo:margin-left="0in" fo:margin-right="0in" fo:text-indent="0.5in" style:auto-text-indent="false"/>
    </style:style>
    <style:style style:name="P4" style:family="paragraph" style:parent-style-name="Text_20_body" style:master-page-name="">
      <style:paragraph-properties fo:margin-left="0in" fo:margin-right="0in" fo:margin-top="0in" fo:margin-bottom="0.0835in" fo:text-indent="0.5in" style:auto-text-indent="false" style:page-number="auto"/>
      <style:text-properties fo:font-size="10pt" fo:font-style="italic" style:font-size-asian="10pt" style:font-style-asian="italic" style:font-size-complex="10pt" style:font-style-complex="italic"/>
    </style:style>
    <style:style style:name="P5" style:family="paragraph" style:parent-style-name="Text_20_body">
      <style:paragraph-properties fo:margin-left="0in" fo:margin-right="0in" fo:text-align="justify" style:justify-single-word="false" fo:text-indent="0.4898in" style:auto-text-indent="false"/>
    </style:style>
    <style:style style:name="P6" style:family="paragraph" style:parent-style-name="Text_20_body">
      <style:paragraph-properties fo:margin-left="0in" fo:margin-right="0in" fo:margin-top="0in" fo:margin-bottom="0.0835in" fo:text-align="justify" style:justify-single-word="false" fo:text-indent="0.4898in" style:auto-text-indent="false"/>
    </style:style>
    <style:style style:name="P7" style:family="paragraph" style:parent-style-name="Text_20_body" style:master-page-name="">
      <style:paragraph-properties fo:margin-left="0in" fo:margin-right="0in" fo:margin-top="0in" fo:margin-bottom="0.0835in" fo:text-align="justify" style:justify-single-word="false" fo:text-indent="0.4898in" style:auto-text-indent="false" style:page-number="auto"/>
    </style:style>
    <style:style style:name="P8" style:family="paragraph" style:parent-style-name="Text_20_body">
      <style:paragraph-properties fo:margin-top="0in" fo:margin-bottom="0in"/>
    </style:style>
    <style:style style:name="P9" style:family="paragraph" style:parent-style-name="Text_20_body" style:master-page-name="">
      <style:paragraph-properties fo:margin-left="0in" fo:margin-right="0in" fo:margin-top="0in" fo:margin-bottom="0.0835in" fo:text-indent="0.5102in" style:auto-text-indent="false" style:page-number="auto"/>
    </style:style>
    <style:style style:name="P10" style:family="paragraph" style:parent-style-name="Text_20_body" style:master-page-name="">
      <style:paragraph-properties fo:margin-left="0in" fo:margin-right="0in" fo:margin-top="0in" fo:margin-bottom="0.0835in" fo:text-indent="0.4791in" style:auto-text-indent="false" style:page-number="auto"/>
    </style:style>
    <style:style style:name="P11" style:family="paragraph" style:parent-style-name="Text_20_body" style:master-page-name="">
      <style:paragraph-properties fo:margin-left="0in" fo:margin-right="0in" fo:margin-top="0in" fo:margin-bottom="0.0835in" fo:text-indent="0.502in" style:auto-text-indent="false" style:page-number="auto"/>
    </style:style>
    <style:style style:name="P12" style:family="paragraph" style:parent-style-name="Text_20_body" style:master-page-name="">
      <style:paragraph-properties fo:margin-left="0in" fo:margin-right="0in" fo:margin-top="0in" fo:margin-bottom="0in" fo:text-indent="0.4925in" style:auto-text-indent="false" style:page-number="auto"/>
    </style:style>
    <style:style style:name="P13" style:family="paragraph" style:parent-style-name="Heading_20_3">
      <style:paragraph-properties fo:margin-left="0in" fo:margin-right="0in" fo:text-indent="0.5in" style:auto-text-indent="false"/>
    </style:style>
    <style:style style:name="P14" style:family="paragraph" style:parent-style-name="Heading_20_3">
      <style:paragraph-properties fo:margin-left="0in" fo:margin-right="0in" fo:text-indent="0.5in" style:auto-text-indent="false" fo:break-before="page"/>
    </style:style>
    <style:style style:name="P15" style:family="paragraph" style:parent-style-name="Heading_20_3">
      <style:paragraph-properties fo:margin-left="0in" fo:margin-right="0in" fo:margin-top="0in" fo:margin-bottom="0.0835in" fo:text-align="center" style:justify-single-word="false" fo:text-indent="0in" style:auto-text-indent="false" fo:keep-with-next="always"/>
    </style:style>
    <style:style style:name="P16" style:family="paragraph" style:parent-style-name="Heading_20_3">
      <style:paragraph-properties fo:margin-left="0in" fo:margin-right="0in" fo:margin-top="0in" fo:margin-bottom="0.0835in" fo:text-align="center" style:justify-single-word="false" fo:text-indent="0in" style:auto-text-indent="false"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ext_20_body" style:list-style-name="L1">
      <style:paragraph-properties fo:margin-top="0in" fo:margin-bottom="0in"/>
    </style:style>
    <style:style style:name="P23" style:family="paragraph" style:parent-style-name="Text_20_body" style:list-style-name="L2">
      <style:paragraph-properties fo:margin-top="0in" fo:margin-bottom="0in"/>
    </style:style>
    <style:style style:name="P24" style:family="paragraph" style:parent-style-name="Text_20_body" style:list-style-name="L3">
      <style:paragraph-properties fo:margin-top="0in" fo:margin-bottom="0in"/>
    </style:style>
    <style:style style:name="P25" style:family="paragraph" style:parent-style-name="Text_20_body" style:list-style-name="L3">
      <style:paragraph-properties fo:margin-top="0in" fo:margin-bottom="0in" fo:text-align="justify" style:justify-single-word="false"/>
    </style:style>
    <style:style style:name="P26" style:family="paragraph" style:parent-style-name="Text_20_body">
      <style:paragraph-properties fo:margin-left="0in" fo:margin-right="0in" fo:margin-top="0in" fo:margin-bottom="0.0835in" fo:text-indent="0.5in" style:auto-text-indent="false"/>
    </style:style>
    <style:style style:name="P27" style:family="paragraph" style:parent-style-name="Text_20_body">
      <style:paragraph-properties fo:margin-left="0in" fo:margin-right="0in" fo:margin-top="0in" fo:margin-bottom="0.0835in" fo:text-align="justify" style:justify-single-word="false" fo:text-indent="0.4925in" style:auto-text-indent="false"/>
    </style:style>
    <style:style style:name="P28" style:family="paragraph" style:parent-style-name="Text_20_body" style:master-page-name="">
      <style:paragraph-properties fo:margin-left="0in" fo:margin-right="0in" fo:margin-top="0in" fo:margin-bottom="0.0835in" fo:text-indent="0in" style:auto-text-indent="false" style:page-number="auto"/>
    </style:style>
    <style:style style:name="P29" style:family="paragraph" style:parent-style-name="Text_20_body" style:master-page-name="">
      <style:paragraph-properties fo:margin-left="0in" fo:margin-right="0in" fo:margin-top="0in" fo:margin-bottom="0.0835in" fo:text-indent="-0.0134in" style:auto-text-indent="false" style:page-number="auto"/>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language="ru" fo:country="RU" fo:font-style="italic" style:font-size-asian="10pt" style:font-style-asian="italic" style:font-size-complex="10pt" style:font-style-complex="italic"/>
    </style:style>
    <style:style style:name="T5" style:family="text">
      <style:text-properties fo:language="ru" fo:country="RU"/>
    </style:style>
    <style:style style:name="fr1" style:family="graphic" style:parent-style-name="Graphics">
      <style:graphic-properties fo:margin-left="0in" fo:margin-right="0in" fo:margin-top="0in" fo:margin-bottom="0in" style:vertical-pos="from-top" style:vertical-rel="page"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5" text:anchor-type="page" text:anchor-page-number="2" svg:y="3.5354in" svg:width="0.561in" svg:height="0.561in" draw:z-index="4">
        <draw:image xlink:href="../../imgs/adjustment/orange_button.png" xlink:type="simple" xlink:show="embed" xlink:actuate="onLoad"/>
      </draw:frame>
      <text:h text:style-name="P2" text:outline-level="3">Назначение</text:h>
      <text:p text:style-name="P5">Программное обеспечение AdjustmentDB является частью сервиса для записи, хранения и отслеживания текущего статуса ремонтных устройств . Для устройства, поступившего в ремонт, есть возможность узнать удаленно (с использованием специального приложения или сайта) его текущий статус (принят в ремонт, согласование), дату, время и количество дней в ремонте.</text:p>
      <text:h text:style-name="P1" text:outline-level="3">Термины и определения</text:h>
      <text:list xml:id="list1264530513136180117" text:style-name="L1">
        <text:list-item>
          <text:p text:style-name="P22"><text:span text:style-name="T2">сканер</text:span> — устройство с возможностью фотофиксации и передачи данных посредством беспроводного интернет соединения; </text:p>
        </text:list-item>
        <text:list-item>
          <text:p text:style-name="P22"><text:span text:style-name="T2">устройство</text:span> — приборы и оборудование, произведенные УП "АТОМТЕХ";</text:p>
        </text:list-item>
        <text:list-item>
          <text:p text:style-name="P22"><text:span text:style-name="T2">оператор</text:span> — участник процесса по вводу или получению информации о текущем ремонтном устройстве;</text:p>
        </text:list-item>
        <text:list-item>
          <text:p text:style-name="P17"><text:span text:style-name="T2">сервис</text:span> — комплекс программного обеспечения для записи, хранения и отслеживания текущего статуса ремонтных устройств.</text:p>
        </text:list-item>
      </text:list>
      <text:h text:style-name="P1" text:outline-level="3">Описание</text:h>
      <text:p text:style-name="P7">QR-код на устройстве является идентификатором устройства в сервисе. Отсканировав этот код оператор может записать или получить подробную информацию об устройстве: его название, серийный номер, местонахождение устройства и другое. Единственным способом изменить или добавить новые данные в базу данных (далее БД) является валидация устройства по его QR-коду с помощью приложения для Android "AdjustmentDB" (далее приложение). В момент подключения к БД (после успешного сканирования кода) приложение запускает поиск такого устройства в базе, и, если устройство найдено (было уже добавлено ранее), считывает все данные для этого устройства (серийный номер, статус устройства и т.д.). </text:p>
      <text:p text:style-name="P6">Для подключения к сервису на сканере должен быть настроен аккаунт и зарегистрирован в сервисе, каждому аккаунту также настраивается локация (сборочный участок, регулировка и т. д.). Работа без регистрации аккаунта в сервисе не возможна. Настраивать аккаунт оператору не нужно, настраивается заранее администратором сервиса При запуске приложение автоматически подключится к аккаунту и присвоит соответствующую локацию, название которой будет отображено в верхней части экрана. В случае какой-либо ошибки подключения к аккаунту вместо имени локации будет отображаться строка «Локация не найдена». В этом случае можно попробовать подключиться вручную: для этого нужно открыть боковое меню приложения (провести по экрану сканера слева на право) и выбрать пункт “поменять”, в появившемся диалоге выбрать аккаунт. Если подключиться всё равно не удалось, следует обратиться к администратору сервиса. </text:p>
      <text:p text:style-name="P6">В приложении существует одиночный и множественный режим сканирования. </text:p>
      <text:p text:style-name="P6">Одиночный режим сканирования используется для сканирования одного QR-кода.</text:p>
      <text:p text:style-name="P6">Множественный режим сканирования удобен в случае, когда необходимо отсканировать сразу несколько приборов. При активации режима нужно навести камеру на первый QR-код, при успешном распознавании на экране отобразится название и номер отсканированного прибора и раздастся звуковой сигнал, после чего можно перевести камеру на следующий код и т. д. При наведении на уже отсканированный код, такой код будет игнорироваться, таким образом исключается повторное добавление уже добавленного ранее устройства, поэтому допускается наведение камеры одновременно на несколько QR-кодов, приложение корректно распознает каждый из них. После того как в список будут добавлены все необходимые устройства, нажать кнопку «Дальше». Добавлять в список можно устройства различных типов одновременно (например одновременно сканировать и БДКГ-02 и 2503). Открывшийся диалог аналогичен диалогу одиночного сканирования. </text:p>
      <text:h text:style-name="P1" text:outline-level="3"><text:soft-page-break/>Порядок работы с приложением</text:h>
      <text:p text:style-name="P10">Если необходимо отсканировать несколько устройств, рекомендуется использовать режим множественного сканирования. Для записи данных в БД необходимо:</text:p>
      <text:list xml:id="list7176827221090283682" text:style-name="L2">
        <text:list-item>
          <text:p text:style-name="P23"><text:span text:style-name="T1">Запустить на сканере приложение</text:span>. Дождаться загрузки локации (рис. 1). </text:p>
        </text:list-item>
        <text:list-item>
          <text:p text:style-name="P23"><text:span text:style-name="T1">Запустить сканирование</text:span>, одиночное или множественное. Для этого нужно либо нажать на соответствующую вкладку, либо потянуть экран в соответствующую сторону. </text:p>
        </text:list-item>
        <text:list-item>
          <text:p text:style-name="P23"><text:span text:style-name="T1">Навести открывшееся окно камеры сканера на qr-код</text:span> (рис. 2). При успешном распознавании раздастся звуковой сигнал, откроется окно с данными отсканированного прибора. При работе в режиме множественного сканирования после окончания сканирования всех необходимых устройств нажать кнопку «Дальше» (рис. 3). После успешного сканирования (в режиме одиночного сканирования) или после нажатия кнопки «Дальше» (в режиме множественного сканирования), откроется окно с данными выбранного устройства (рис. 4). </text:p>
        </text:list-item>
        <text:list-item>
          <text:p text:style-name="P23"><text:span text:style-name="T1">Запустить диалог выбора нового статуса</text:span> нажатием кнопки. </text:p>
        </text:list-item>
      </text:list>
      <text:p text:style-name="P12">Если в настройках выбрать пункт "Автостарт ввода параметров", то этот диалог запустится автоматически после открытия окна данных, а значит это пункт можно будет пропустить. </text:p>
      <text:list xml:id="list34350161" text:continue-numbering="true" text:style-name="L2">
        <text:list-item>
          <text:p text:style-name="P23"><text:span text:style-name="T1">В диалоге на вкладке "Кратко" выбрать нужный статус</text:span> (рис. 5), после чего диалог закроется и в окне с данными добавится выбранный статус. Это значит, что добавленный статус был успешно добавлен в БД.<text:line-break/><text:line-break/><text:span text:style-name="Emphasis">Примечания</text:span> </text:p>
          <text:list>
            <text:list-item>
              <text:p text:style-name="P23">Для участка регулировки: при первом поступлении устройства на участок, кроме статуса устройства оператору необходимо также добавить фамилию ответственного за ремонт (рис. 10). </text:p>
            </text:list-item>
            <text:list-item>
              <text:p text:style-name="P23">Для участков сборки, монтажа и градуировки режим "Подробно" в диалоге статусов не доступен, диалог всегда открывается в режиме "Кратко". </text:p>
            </text:list-item>
          </text:list>
        </text:list-item>
        <text:list-item>
          <text:p text:style-name="P18"><text:span text:style-name="T1">Закрыть приложение</text:span>, выбрав в боком меню пункт «Выйти».</text:p>
        </text:list-item>
      </text:list>
      <text:p text:style-name="P28"><draw:frame draw:style-name="fr4" draw:name="Графический объект5" text:anchor-type="paragraph" svg:x="6.0165in" svg:y="0.0217in" svg:width="1.4618in" svg:height="3.252in" draw:z-index="10"><draw:image xlink:href="../../../../..///FILESERVER/Manufacture/Uchastok.RIR/База%20настроек/Instruction/GitHub/HTML/imgs/adjustment/13.jpg" xlink:type="simple" xlink:show="embed" xlink:actuate="onLoad"/></draw:frame><draw:frame draw:style-name="fr4" draw:name="Графический объект1" text:anchor-type="paragraph" svg:x="-0.0909in" svg:y="0.0134in" svg:width="1.5327in" svg:height="3.4071in" draw:z-index="11"><draw:image xlink:href="../../../../..///FILESERVER/Manufacture/Uchastok.RIR/База%20настроек/Instruction/GitHub/HTML/imgs/adjustment/11.jpg" xlink:type="simple" xlink:show="embed" xlink:actuate="onLoad"/></draw:frame><draw:frame draw:style-name="fr4" draw:name="Графический объект2" text:anchor-type="paragraph" svg:x="1.4409in" svg:y="0.0047in" svg:width="1.5319in" svg:height="3.4055in" draw:z-index="12"><draw:image xlink:href="../../../../..///FILESERVER/Manufacture/Uchastok.RIR/База%20настроек/Instruction/GitHub/HTML/imgs/adjustment/12.jpg" xlink:type="simple" xlink:show="embed" xlink:actuate="onLoad"/></draw:frame><draw:frame draw:style-name="fr4" draw:name="Графический объект3" text:anchor-type="paragraph" svg:x="2.972in" svg:y="0.0047in" svg:width="1.5264in" svg:height="3.3937in" draw:z-index="13"><draw:image xlink:href="../../../../..///FILESERVER/Manufacture/Uchastok.RIR/База%20настроек/Instruction/GitHub/HTML/imgs/adjustment/16.jpg" xlink:type="simple" xlink:show="embed" xlink:actuate="onLoad"/></draw:frame><draw:frame draw:style-name="fr4" draw:name="Графический объект4" text:anchor-type="paragraph" svg:x="4.498in" svg:y="0.0217in" svg:width="1.5193in" svg:height="3.3772in" draw:z-index="14"><draw:image xlink:href="../../../../..///FILESERVER/Manufacture/Uchastok.RIR/База%20настроек/Instruction/GitHub/HTML/imgs/adjustment/14.jpg" xlink:type="simple" xlink:show="embed" xlink:actuate="onLoad"/></draw:frame> <text:span text:style-name="T3"><text:s text:c="13"/>Рис. </text:span><text:span text:style-name="T4">1</text:span><text:span text:style-name="T3"> <text:s text:c="10"/><text:tab/><text:tab/> Рис. </text:span><text:span text:style-name="T4">2</text:span><text:span text:style-name="T3"> <text:s/><text:tab/> <text:s text:c="30"/>Рис. </text:span><text:span text:style-name="T4">3</text:span><text:span text:style-name="T3"> <text:s text:c="33"/>Рис. </text:span><text:span text:style-name="T4">4 <text:s text:c="32"/></text:span><text:span text:style-name="T3">Рис. </text:span><text:span text:style-name="T4">5</text:span></text:p>
      <text:h text:style-name="P13" text:outline-level="3"/>
      <text:h text:style-name="P14" text:outline-level="3">Регистрация устройства (Группа сервиса)</text:h>
      <text:p text:style-name="P11">Прибывшее в ремонт устройство нужно зарегистрировать в сервисе. Для этого необходимо наклеить qr-код на ремонтное устройство, затем ввести данные ремонтного устройства в БД, для этого:</text:p>
      <text:list xml:id="list3341647232811299705" text:style-name="L3">
        <text:list-item>
          <text:p text:style-name="P24"><text:span text:style-name="T1">Запустить на сканере приложение</text:span>. Дождаться загрузки локации </text:p>
        </text:list-item>
        <text:list-item>
          <text:p text:style-name="P24"><text:span text:style-name="T1">Запустить одиночное сканирование</text:span>. Для этого нужно либо нажать на вкладку одиночного сканирования, либо потянуть экран в левую сторону. </text:p>
        </text:list-item>
        <text:list-item>
          <text:p text:style-name="P24"><text:span text:style-name="T1">Навести открывшееся окно камеры сканера на qr-код</text:span> (рисю 8). При успешном распознавании раздастся звуковой сигнал, откроется окно с данными отсканированного устройства. </text:p>
        </text:list-item>
        <text:list-item>
          <text:p text:style-name="P24"><draw:frame draw:style-name="fr2" draw:name="Графический объект16" text:anchor-type="paragraph" svg:y="0.422in" svg:width="0.5992in" svg:height="0.5992in" draw:z-index="6"><draw:image xlink:href="../../imgs/adjustment/orange_button.png" xlink:type="simple" xlink:show="embed" xlink:actuate="onLoad"/></draw:frame><text:span text:style-name="T1">Ввести необходимые данные</text:span>. Для этого открыть диалог ввода параметров нажатием оранжевой кнопки. </text:p>
        </text:list-item>
        <text:list-item>
          <text:p text:style-name="P25"><text:span text:style-name="T1">В открывшемся диалоге выбрать вкладку «Подробно»</text:span> (рис. 10). Здесь необходимо заполнить следующие поля: комплект (при наличии), тип устройства, серийный номер (для использования автоматического ввода номера и типа си. Приложение А), выбрать статус «принят в ремонт», сгенерировать TrackId (см. Приложение Б). После ввода параметров нажать кнопку «ОК», после чего диалог закроется и в окне с данными добавится выбранный статус. Это значит, что добавленный статус был успешно добавлен в БД. </text:p>
        </text:list-item>
        <text:list-item>
          <text:p text:style-name="P19"><text:span text:style-name="T1">Закрыть приложение</text:span>, выбрав в боком меню пункт «Выйти». </text:p>
        </text:list-item>
      </text:list>
      <text:p text:style-name="P3"/>
      <text:p text:style-name="P29"><draw:frame draw:style-name="fr5" draw:name="Графический объект7" text:anchor-type="as-char" svg:width="1.8154in" svg:height="4.0339in" draw:z-index="0"><draw:image xlink:href="../../../../..///FILESERVER/Manufacture/Uchastok.RIR/База%20настроек/Instruction/GitHub/HTML/imgs/adjustment/11.jpg" xlink:type="simple" xlink:show="embed" xlink:actuate="onLoad"/><svg:title>изображение не найдено</svg:title></draw:frame><draw:frame draw:style-name="fr5" draw:name="Графический объект8" text:anchor-type="as-char" svg:width="1.8252in" svg:height="4.0547in" draw:z-index="1"><draw:image xlink:href="../../../../..///FILESERVER/Manufacture/Uchastok.RIR/База%20настроек/Instruction/GitHub/HTML/imgs/adjustment/12.jpg" xlink:type="simple" xlink:show="embed" xlink:actuate="onLoad"/><svg:title>изображение не найдено</svg:title></draw:frame><draw:frame draw:style-name="fr5" draw:name="Графический объект9" text:anchor-type="as-char" svg:width="1.8339in" svg:height="4.0756in" draw:z-index="2"><draw:image xlink:href="../../../../..///FILESERVER/Manufacture/Uchastok.RIR/База%20настроек/Instruction/GitHub/HTML/imgs/adjustment/14.jpg" xlink:type="simple" xlink:show="embed" xlink:actuate="onLoad"/><svg:title>изображение не найдено</svg:title></draw:frame><draw:frame draw:style-name="fr5" draw:name="Графический объект10" text:anchor-type="as-char" svg:width="1.8228in" svg:height="4.0508in" draw:z-index="3"><draw:image xlink:href="../../../../..///FILESERVER/Manufacture/Uchastok.RIR/База%20настроек/Instruction/GitHub/HTML/imgs/adjustment/21.jpg" xlink:type="simple" xlink:show="embed" xlink:actuate="onLoad"/><svg:title>изображение не найдено</svg:title></draw:frame> </text:p>
      <text:p text:style-name="P4"><text:s text:c="11"/>Рис. 7 <text:tab/><text:tab/> <text:s text:c="17"/>Рис. 8 <text:tab/><text:tab/><text:tab/>Рис. 9 <text:tab/> <text:s text:c="4"/><text:tab/> <text:s text:c="16"/>Рис. 10 </text:p>
      <text:h text:style-name="P15" text:outline-level="3"/>
      <text:h text:style-name="P16" text:outline-level="3">Приложение А</text:h>
      <text:p text:style-name="P11">Для ввода типа устройства и его серийного номера можно использовать режим распознавания (рис. 14). Этот режим активируется зеленой кнопкой</text:p>
      <text:p text:style-name="P20"><draw:frame draw:style-name="fr2" draw:name="Графический объект17" text:anchor-type="paragraph" svg:y="-0.0154in" svg:width="0.6272in" svg:height="0.6429in" draw:z-index="7"><draw:image xlink:href="../../imgs/adjustment/green_button.png" xlink:type="simple" xlink:show="embed" xlink:actuate="onLoad"/></draw:frame>и использует камеру для распознавания типа и серийного номера по наклейке ремонтного устройства (как на русском, так и на английском языке). После того как необходимые значения распознаны, нажать кнопку "ОК", устройство будет добавлено в БД. Если необходимо очистить распознанное значение типа или серийного номера, нужно по соответствующему полю, поле очистится и распознавание начнется заново. Также можно выбрать значение вручную в соответствующих полях. В этом случае значения, которые были распознаны сканером, будут проигнорированы, устройство будет сохранено с параметрами выбранными вручную.</text:p>
      <text:p text:style-name="P21">Приложение <text:span text:style-name="T5">Б</text:span></text:p>
      <text:p text:style-name="P27">TrackId: нужен для отслеживания статуса устройства клиентами через специальное приложение или сайт. Если в ремонт пришел комплект устройств, то у них должен быть одинаковый TrackId. При выборе второго и последующих устройств комплекта вместо «Сгенерировать TrackId» можно выбрать «Предыдущее» (рис. 13), приложение автоматом подставит последний использованный TrackId. </text:p>
      <text:p text:style-name="P26"><draw:frame draw:style-name="fr4" draw:name="Графический объект13" text:anchor-type="paragraph" svg:x="2.802in" svg:y="-0.0055in" svg:width="1.8646in" svg:height="4.1429in" draw:z-index="9"><draw:image xlink:href="../../../../..///FILESERVER/Manufacture/Uchastok.RIR/База%20настроек/Instruction/GitHub/HTML/imgs/adjustment/22.jpg" xlink:type="simple" xlink:show="embed" xlink:actuate="onLoad"/></draw:frame><draw:frame draw:style-name="fr4" draw:name="Графический объект12" text:anchor-type="paragraph" svg:x="0.8472in" svg:y="0.0173in" svg:width="1.8626in" svg:height="4.139in" draw:z-index="8"><draw:image xlink:href="../../../../..///FILESERVER/Manufacture/Uchastok.RIR/База%20настроек/Instruction/GitHub/HTML/imgs/adjustment/21.jpg" xlink:type="simple" xlink:show="embed" xlink:actuate="onLoad"/></draw:frame><draw:frame draw:style-name="fr3" draw:name="Графический объект18" text:anchor-type="paragraph" svg:x="4.739in" svg:y="0in" svg:width="1.8571in" svg:height="4.1272in" draw:z-index="5"><draw:image xlink:href="../../imgs/adjustment/23.jpg" xlink:type="simple" xlink:show="embed" xlink:actuate="onLoad"/></draw:frame><text:span text:style-name="T3"><text:tab/> <text:s text:c="16"/>Рис. 12<text:tab/> <text:s text:c="26"/>Рис. 13 <text:s text:c="44"/>Рис. 14</text:span></text:p>
      <text:p text:style-name="P9"/>
      <text:p text:style-name="P8"/>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6854in" fo:margin-left="0.502in" fo:margin-right="0.455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6T08:58:13.98</meta:creation-date>
    <dc:date>2022-02-02T14:10:02.53</dc:date>
    <meta:editing-duration>PT1H8M49S</meta:editing-duration>
    <meta:editing-cycles>20</meta:editing-cycles>
    <meta:generator>OpenOffice/4.1.6$Win32 OpenOffice.org_project/416m1$Build-9790</meta:generator>
    <meta:document-statistic meta:table-count="0" meta:image-count="15" meta:object-count="0" meta:page-count="4" meta:paragraph-count="41" meta:word-count="1012" meta:character-count="7837"/>
  </office:meta>
</office:document-meta>
</file>